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Humidité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ujourd’hui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emain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1T22:21:58.047476946</meta:creation-date>
    <dc:date>2026-04-11T23:04:42.190198387</dc:date>
    <meta:editing-duration>PT1M13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